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9775" officeooo:paragraph-rsid="00009775"/>
    </style:style>
    <style:style style:name="P2" style:family="paragraph" style:parent-style-name="Standard">
      <style:paragraph-properties fo:text-align="justify" style:justify-single-word="false"/>
      <style:text-properties officeooo:rsid="00009775" officeooo:paragraph-rsid="0001e7db"/>
    </style:style>
    <style:style style:name="P3" style:family="paragraph" style:parent-style-name="Standard">
      <style:paragraph-properties fo:text-align="justify" style:justify-single-word="false"/>
      <style:text-properties fo:language="en" fo:country="IE" officeooo:rsid="00009775" officeooo:paragraph-rsid="00009775" loext:padding="0cm" loext:border="none"/>
    </style:style>
    <style:style style:name="P4" style:family="paragraph" style:parent-style-name="Standard">
      <style:paragraph-properties fo:text-align="justify" style:justify-single-word="false"/>
      <style:text-properties fo:language="en" fo:country="IE" officeooo:rsid="0001e7db" officeooo:paragraph-rsid="0001e7db" loext:padding="0cm" loext:border="none"/>
    </style:style>
    <style:style style:name="P5" style:family="paragraph" style:parent-style-name="Standard">
      <style:paragraph-properties fo:text-align="justify" style:justify-single-word="false"/>
      <style:text-properties fo:language="en" fo:country="IE" officeooo:paragraph-rsid="00070f59" loext:padding="0cm" loext:border="none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74151" loext:opacity="100%" style:font-name="S hne" fo:font-size="12pt" fo:letter-spacing="normal" fo:language="en" fo:country="IE" fo:font-style="normal" fo:font-weight="normal" officeooo:rsid="0001e7db" officeooo:paragraph-rsid="0001e7db" loext:padding="0cm" loext:border="non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74151" loext:opacity="100%" style:font-name="S hne" fo:font-size="12pt" fo:letter-spacing="normal" fo:language="en" fo:country="IE" fo:font-style="normal" fo:font-weight="normal" officeooo:rsid="0001e7db" officeooo:paragraph-rsid="000531aa" loext:padding="0cm" loext:border="none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74151" loext:opacity="100%" style:font-name="S hne" fo:font-size="12pt" fo:letter-spacing="normal" fo:language="en" fo:country="IE" fo:font-style="normal" fo:font-weight="normal" officeooo:rsid="000909c4" officeooo:paragraph-rsid="000909c4"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  <style:text-properties officeooo:rsid="0001e7db" officeooo:paragraph-rsid="000531aa"/>
    </style:style>
    <style:style style:name="T1" style:family="text">
      <style:text-properties fo:language="en" fo:country="IE" loext:padding="0cm" loext:border="none"/>
    </style:style>
    <style:style style:name="T2" style:family="text">
      <style:text-properties fo:language="en" fo:country="IE" officeooo:rsid="0001497e" loext:padding="0cm" loext:border="none"/>
    </style:style>
    <style:style style:name="T3" style:family="text">
      <style:text-properties fo:language="en" fo:country="IE" officeooo:rsid="0001e7db" loext:padding="0cm" loext:border="none"/>
    </style:style>
    <style:style style:name="T4" style:family="text">
      <style:text-properties fo:language="en" fo:country="IE" officeooo:rsid="001a5d98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3">PhD project: </text:span><text:span text:style-name="T1">Sarcopenia is a consequence of aging and leads to progressive muscle-wasting. Many potential therapeutic targets have failed in clinical trials or shown a poor association with the disease. This project aims to address these challenges by creating a model of microRNA:target interactions for more efficient in silico selection of potential therapeutic targets for sarcopenia. </text:span></text:p>
      <text:p text:style-name="P2"><text:span text:style-name="T3">We c</text:span><text:span text:style-name="T1">onducted </text:span><text:span text:style-name="T2">by </text:span><text:span text:style-name="T1">a</text:span><text:span text:style-name="T3">n</text:span><text:span text:style-name="T1"> alternative network-based analysis of microRNA involvement in aging using RNAseq and microarray data, </text:span><text:span text:style-name="T2">a</text:span><text:span text:style-name="T1">nalyzed young, middle age and older adults and determined interactions between genes, predicted microRNAs that are putative regulators of shortlisted genes <text:s/></text:span><text:span text:style-name="T3">and </text:span><text:span text:style-name="T1">using multiple scoring metrics and measures of centrality to identify the most likely key regulatory microRNAs and their targets during aging. </text:span></text:p>
      <text:p text:style-name="P3"/>
      <text:p text:style-name="P4">Masters project: Predicting peptides that induce autophagy on the cell using machine learnining techniques based on ther physico-chemical properties and identifing peptides in long-lived mammals proteomes; shortlisted to 26 peptides. </text:p>
      <text:p text:style-name="P4"/>
      <text:p text:style-name="P4"/>
      <text:list xml:id="list23071392" text:style-name="L1">
        <text:list-header>
          <text:p text:style-name="P9"><text:span text:style-name="T1">Bioinformatics and genomics data science, </text:span><text:span text:style-name="T4">Supervised m</text:span><text:span text:style-name="T1">achine learning, Python programming, MySQL database management, Project leadership and management, Public speaking and science communication</text:span></text:p>
        </text:list-header>
      </text:list>
      <text:p text:style-name="P6"/>
      <text:p text:style-name="P6"/>
      <text:p text:style-name="P6"/>
      <text:p text:style-name="P5">I expect to approach people that already take computational biology products and put them into the market, to meet companies in the area, and change the way I think from school to business. Finally, undestand what skills are valuable, my strengths, and growth opportunities to achieve my goals.</text:p>
      <text:p text:style-name="P7"/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2:07:57.442061440</meta:creation-date>
    <dc:date>2023-04-25T14:52:31.614211707</dc:date>
    <meta:editing-duration>PT17M1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16" meta:character-count="1537" meta:non-whitespace-character-count="1322"/>
  </office:meta>
</office:document-meta>
</file>